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9" style:family="table-column">
      <style:table-column-properties fo:break-before="auto" style:column-width="1.048cm"/>
    </style:style>
    <style:style style:name="co20" style:family="table-column">
      <style:table-column-properties fo:break-before="auto" style:column-width="2.926cm"/>
    </style:style>
    <style:style style:name="co21" style:family="table-column">
      <style:table-column-properties fo:break-before="auto" style:column-width="2.228cm"/>
    </style:style>
    <style:style style:name="co22" style:family="table-column">
      <style:table-column-properties fo:break-before="auto" style:column-width="1.468cm"/>
    </style:style>
    <style:style style:name="co24" style:family="table-column">
      <style:table-column-properties fo:break-before="auto" style:column-width="2.514cm"/>
    </style:style>
    <style:style style:name="co33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2.725cm"/>
    </style:style>
    <style:style style:name="co37" style:family="table-column">
      <style:table-column-properties fo:break-before="auto" style:column-width="3.149cm"/>
    </style:style>
    <style:style style:name="co38" style:family="table-column">
      <style:table-column-properties fo:break-before="auto" style:column-width="2.401cm"/>
    </style:style>
    <style:style style:name="co39" style:family="table-column">
      <style:table-column-properties fo:break-before="auto" style:column-width="2.99cm"/>
    </style:style>
    <style:style style:name="co40" style:family="table-column">
      <style:table-column-properties fo:break-before="auto" style:column-width="3.175cm"/>
    </style:style>
    <style:style style:name="co41" style:family="table-column">
      <style:table-column-properties fo:break-before="auto" style:column-width="3.281cm"/>
    </style:style>
    <style:style style:name="co42" style:family="table-column">
      <style:table-column-properties fo:break-before="auto" style:column-width="3.44cm"/>
    </style:style>
    <style:style style:name="co43" style:family="table-column">
      <style:table-column-properties fo:break-before="auto" style:column-width="2.903cm"/>
    </style:style>
    <style:style style:name="co44" style:family="table-column">
      <style:table-column-properties fo:break-before="auto" style:column-width="2.434cm"/>
    </style:style>
    <style:style style:name="co45" style:family="table-column">
      <style:table-column-properties fo:break-before="auto" style:column-width="2.752cm"/>
    </style:style>
    <style:style style:name="co46" style:family="table-column">
      <style:table-column-properties fo:break-before="auto" style:column-width="3.724cm"/>
    </style:style>
    <style:style style:name="co47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8" style:family="table" style:master-page-name="PageStyle_5f_Ben_27_s_20_Team">
      <style:table-properties table:display="true" style:writing-mode="lr-tb"/>
    </style:style>
    <style:style style:name="ta12" style:family="table" style:master-page-name="PageStyle_5f_Matt_27_s_20_Team">
      <style:table-properties table:display="true" style:writing-mode="lr-tb"/>
    </style:style>
    <style:style style:name="ta13" style:family="table" style:master-page-name="PageStyle_5f_Andrew_27_s_20_Team">
      <style:table-properties table:display="true" style:writing-mode="lr-tb"/>
    </style:style>
    <style:style style:name="ta14" style:family="table" style:master-page-name="PageStyle_5f_Evan_27_s_20_Team">
      <style:table-properties table:display="true" style:writing-mode="lr-tb"/>
    </style:style>
    <style:style style:name="ta15" style:family="table" style:master-page-name="PageStyle_5f_Sam_27_s_20_Team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8" table:print="false">
        <office:forms form:automatic-focus="false" form:apply-design-mode="false"/>
        <table:table-column table:style-name="co19" table:default-cell-style-name="Default"/>
        <table:table-column table:style-name="co2" table:default-cell-style-name="ce1"/>
        <table:table-column table:style-name="co20" table:default-cell-style-name="ce1"/>
        <table:table-column table:style-name="co13" table:default-cell-style-name="ce26"/>
        <table:table-column table:style-name="co21" table:default-cell-style-name="ce26"/>
        <table:table-column table:style-name="co22" table:default-cell-style-name="ce1"/>
        <table:table-column table:style-name="co2" table:number-columns-repeated="2" table:default-cell-style-name="ce1"/>
        <table:table-column table:style-name="co24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table:style-name="Default"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2260">
            <text:p>22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ee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59021000">
            <text:p>59,02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 table:number-columns-repeated="254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9162000">
            <text:p>109,16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Matt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34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37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table:style-name="Default"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table:style-name="Default"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6" office:value-type="float" office:value="9538000">
            <text:p>9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table:style-name="Default"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table:style-name="ce26" office:value-type="float" office:value="863000">
            <text:p>86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table:style-name="Default"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6" office:value-type="float" office:value="6700000">
            <text:p>6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table:style-name="Default"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table:style-name="Default"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table:style-name="ce26" office:value-type="float" office:value="894000">
            <text:p>8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table:style-name="Default"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table:style-name="ce26" office:value-type="float" office:value="1244000">
            <text:p>1,2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table:style-name="Default"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table:style-name="Default"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70420000">
            <text:p>70,420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office:value-type="float" office:value="683000">
            <text:p>683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style-name="ce25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54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116500">
            <text:p>108,116,5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's Team" table:style-name="ta13" table:print="false">
        <office:forms form:automatic-focus="false" form:apply-design-mode="false"/>
        <table:table-column table:style-name="co38" table:number-columns-repeated="2" table:default-cell-style-name="ce1"/>
        <table:table-column table:style-name="co39" table:default-cell-style-name="ce1"/>
        <table:table-column table:style-name="co40" table:default-cell-style-name="ce26"/>
        <table:table-column table:style-name="co2" table:number-columns-repeated="3" table:default-cell-style-name="ce1"/>
        <table:table-column table:style-name="co41" table:default-cell-style-name="ce1"/>
        <table:table-column table:style-name="co39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Default"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5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Default" office:value-type="float" office:value="2585">
            <text:p>2585</text:p>
          </table:table-cell>
          <table:table-cell office:value-type="string">
            <text:p>F</text:p>
          </table:table-cell>
          <table:table-cell office:value-type="string">
            <text:p>A Burakovsky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5090000">
            <text:p>65,09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Default"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7740000">
            <text:p>107,74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 table:number-columns-repeated="4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556000">
            <text:p>68,5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27" table:default-cell-style-name="ce5"/>
        <table:table-column table:style-name="co28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2830">
            <text:p>2830</text:p>
          </table:table-cell>
          <table:table-cell office:value-type="string">
            <text:p>F</text:p>
          </table:table-cell>
          <table:table-cell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65023000">
            <text:p>65,023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2" table:default-cell-style-name="ce1"/>
        <table:table-column table:style-name="co43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F</text:p>
          </table:table-cell>
          <table:table-cell office:value-type="string">
            <text:p>M Dano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3351000">
            <text:p>53,351,000.00</text:p>
          </table:table-cell>
          <table:table-cell table:number-columns-repeated="249"/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D</text:p>
          </table:table-cell>
          <table:table-cell office:value-type="string">
            <text:p>D Dekeyser</text:p>
          </table:table-cell>
          <table:table-cell office:value-type="float" office:value="2188000">
            <text:p>2,188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5764000">
            <text:p>85,764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5925333">
            <text:p>65,925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4077333">
            <text:p>104,077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44" table:default-cell-style-name="ce1"/>
        <table:table-column table:style-name="co45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6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4333000">
            <text:p>4,333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59510000">
            <text:p>59,51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G</text:p>
          </table:table-cell>
          <table:table-cell office:value-type="string">
            <text:p>J Ortio</text:p>
          </table:table-cell>
          <table:table-cell office:value-type="float" office:value="600000">
            <text:p>600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8484000">
            <text:p>88,48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6" table:print="false">
        <office:forms form:automatic-focus="false" form:apply-design-mode="false"/>
        <table:table-column table:style-name="co33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3" table:number-columns-repeated="3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33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4765000">
            <text:p>74,76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2015-10-19</text:date>, <text:time>22:5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0-19T22:56:01</dc:date>
    <dc:creator>Ben Miller</dc:creator>
    <meta:editing-duration>P79DT2H50M22S</meta:editing-duration>
    <meta:editing-cycles>229</meta:editing-cycles>
    <meta:document-statistic meta:table-count="11" meta:cell-count="2517" meta:object-count="0"/>
    <meta:user-defined meta:name=""/>
  </office:meta>
</office:document-meta>
</file>